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888427734375" calcext:value-type="float">
            <text:p>0,91888427734375</text:p>
          </table:table-cell>
          <table:table-cell office:value-type="float" office:value="0.94409450876872" calcext:value-type="float">
            <text:p>0,94409450876872</text:p>
          </table:table-cell>
          <table:table-cell office:value-type="float" office:value="0.885918550038628" calcext:value-type="float">
            <text:p>0,885918550038628</text:p>
          </table:table-cell>
          <table:table-cell office:value-type="float" office:value="0.795200880572372" calcext:value-type="float">
            <text:p>0,795200880572372</text:p>
          </table:table-cell>
          <table:table-cell office:value-type="float" office:value="0.834496141939657" calcext:value-type="float">
            <text:p>0,834496141939657</text:p>
          </table:table-cell>
          <table:table-cell office:value-type="float" office:value="0.970042855942411" calcext:value-type="float">
            <text:p>0,97004285594241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1563546316964" calcext:value-type="float">
            <text:p>0,861563546316964</text:p>
          </table:table-cell>
          <table:table-cell office:value-type="float" office:value="0.896966425564072" calcext:value-type="float">
            <text:p>0,896966425564072</text:p>
          </table:table-cell>
          <table:table-cell office:value-type="float" office:value="0.839566302557522" calcext:value-type="float">
            <text:p>0,839566302557522</text:p>
          </table:table-cell>
          <table:table-cell office:value-type="float" office:value="0.723493556252177" calcext:value-type="float">
            <text:p>0,723493556252177</text:p>
          </table:table-cell>
          <table:table-cell office:value-type="float" office:value="0.789070809907309" calcext:value-type="float">
            <text:p>0,789070809907309</text:p>
          </table:table-cell>
          <table:table-cell office:value-type="float" office:value="0.923081882656351" calcext:value-type="float">
            <text:p>0,92308188265635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0994349888393" calcext:value-type="float">
            <text:p>0,920994349888393</text:p>
          </table:table-cell>
          <table:table-cell office:value-type="float" office:value="0.933516559021575" calcext:value-type="float">
            <text:p>0,933516559021575</text:p>
          </table:table-cell>
          <table:table-cell office:value-type="float" office:value="0.882313976595275" calcext:value-type="float">
            <text:p>0,882313976595275</text:p>
          </table:table-cell>
          <table:table-cell office:value-type="float" office:value="0.78941129988147" calcext:value-type="float">
            <text:p>0,78941129988147</text:p>
          </table:table-cell>
          <table:table-cell office:value-type="float" office:value="0.836436170212766" calcext:value-type="float">
            <text:p>0,836436170212766</text:p>
          </table:table-cell>
          <table:table-cell office:value-type="float" office:value="0.967346112311015" calcext:value-type="float">
            <text:p>0,96734611231101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7808663504464" calcext:value-type="float">
            <text:p>0,887808663504464</text:p>
          </table:table-cell>
          <table:table-cell office:value-type="float" office:value="0.924035232858047" calcext:value-type="float">
            <text:p>0,924035232858047</text:p>
          </table:table-cell>
          <table:table-cell office:value-type="float" office:value="0.855132347808464" calcext:value-type="float">
            <text:p>0,855132347808464</text:p>
          </table:table-cell>
          <table:table-cell office:value-type="float" office:value="0.746926813917353" calcext:value-type="float">
            <text:p>0,746926813917353</text:p>
          </table:table-cell>
          <table:table-cell office:value-type="float" office:value="0.795792208880786" calcext:value-type="float">
            <text:p>0,795792208880786</text:p>
          </table:table-cell>
          <table:table-cell office:value-type="float" office:value="0.953380022996401" calcext:value-type="float">
            <text:p>0,95338002299640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2634974888393" calcext:value-type="float">
            <text:p>0,852634974888393</text:p>
          </table:table-cell>
          <table:table-cell office:value-type="float" office:value="0.873499185487601" calcext:value-type="float">
            <text:p>0,873499185487601</text:p>
          </table:table-cell>
          <table:table-cell office:value-type="float" office:value="0.837125483053379" calcext:value-type="float">
            <text:p>0,837125483053379</text:p>
          </table:table-cell>
          <table:table-cell office:value-type="float" office:value="0.719876023469354" calcext:value-type="float">
            <text:p>0,719876023469354</text:p>
          </table:table-cell>
          <table:table-cell office:value-type="float" office:value="0.80365998075642" calcext:value-type="float">
            <text:p>0,80365998075642</text:p>
          </table:table-cell>
          <table:table-cell office:value-type="float" office:value="0.896279928764593" calcext:value-type="float">
            <text:p>0,89627992876459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99769810267857" calcext:value-type="float">
            <text:p>0,799769810267857</text:p>
          </table:table-cell>
          <table:table-cell office:value-type="float" office:value="0.938647263105672" calcext:value-type="float">
            <text:p>0,938647263105672</text:p>
          </table:table-cell>
          <table:table-cell office:value-type="float" office:value="0.747858931002679" calcext:value-type="float">
            <text:p>0,747858931002679</text:p>
          </table:table-cell>
          <table:table-cell office:value-type="float" office:value="0.597264117853385" calcext:value-type="float">
            <text:p>0,597264117853385</text:p>
          </table:table-cell>
          <table:table-cell office:value-type="float" office:value="0.621527904515093" calcext:value-type="float">
            <text:p>0,621527904515093</text:p>
          </table:table-cell>
          <table:table-cell office:value-type="float" office:value="0.962834340668514" calcext:value-type="float">
            <text:p>0,96283434066851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3511962890625" calcext:value-type="float">
            <text:p>0,93511962890625</text:p>
          </table:table-cell>
          <table:table-cell office:value-type="float" office:value="0.815526305387565" calcext:value-type="float">
            <text:p>0,815526305387565</text:p>
          </table:table-cell>
          <table:table-cell office:value-type="float" office:value="0.84722307771276" calcext:value-type="float">
            <text:p>0,84722307771276</text:p>
          </table:table-cell>
          <table:table-cell office:value-type="float" office:value="0.73494104655719" calcext:value-type="float">
            <text:p>0,73494104655719</text:p>
          </table:table-cell>
          <table:table-cell office:value-type="float" office:value="0.88148338032983" calcext:value-type="float">
            <text:p>0,88148338032983</text:p>
          </table:table-cell>
          <table:table-cell office:value-type="float" office:value="0.9488727240858" calcext:value-type="float">
            <text:p>0,948872724085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40410505022321" calcext:value-type="float">
            <text:p>0,840410505022321</text:p>
          </table:table-cell>
          <table:table-cell office:value-type="float" office:value="0.947314704019145" calcext:value-type="float">
            <text:p>0,947314704019145</text:p>
          </table:table-cell>
          <table:table-cell office:value-type="float" office:value="0.746274450004852" calcext:value-type="float">
            <text:p>0,746274450004852</text:p>
          </table:table-cell>
          <table:table-cell office:value-type="float" office:value="0.595245466607696" calcext:value-type="float">
            <text:p>0,595245466607696</text:p>
          </table:table-cell>
          <table:table-cell office:value-type="float" office:value="0.615625643254123" calcext:value-type="float">
            <text:p>0,615625643254123</text:p>
          </table:table-cell>
          <table:table-cell office:value-type="float" office:value="0.978905094060452" calcext:value-type="float">
            <text:p>0,978905094060452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45005580357143" calcext:value-type="float">
            <text:p>0,845005580357143</text:p>
          </table:table-cell>
          <table:table-cell office:value-type="float" office:value="0.946024687571878" calcext:value-type="float">
            <text:p>0,946024687571878</text:p>
          </table:table-cell>
          <table:table-cell office:value-type="float" office:value="0.806382746977453" calcext:value-type="float">
            <text:p>0,806382746977453</text:p>
          </table:table-cell>
          <table:table-cell office:value-type="float" office:value="0.675578997317176" calcext:value-type="float">
            <text:p>0,675578997317176</text:p>
          </table:table-cell>
          <table:table-cell office:value-type="float" office:value="0.702663199255899" calcext:value-type="float">
            <text:p>0,702663199255899</text:p>
          </table:table-cell>
          <table:table-cell office:value-type="float" office:value="0.965939329430548" calcext:value-type="float">
            <text:p>0,96593932943054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5186244419643" calcext:value-type="float">
            <text:p>0,905186244419643</text:p>
          </table:table-cell>
          <table:table-cell office:value-type="float" office:value="0.877287652404103" calcext:value-type="float">
            <text:p>0,877287652404103</text:p>
          </table:table-cell>
          <table:table-cell office:value-type="float" office:value="0.863744580607974" calcext:value-type="float">
            <text:p>0,863744580607974</text:p>
          </table:table-cell>
          <table:table-cell office:value-type="float" office:value="0.760167622408469" calcext:value-type="float">
            <text:p>0,760167622408469</text:p>
          </table:table-cell>
          <table:table-cell office:value-type="float" office:value="0.850613292529431" calcext:value-type="float">
            <text:p>0,850613292529431</text:p>
          </table:table-cell>
          <table:table-cell office:value-type="float" office:value="0.934999797759172" calcext:value-type="float">
            <text:p>0,93499979775917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7719029017857" calcext:value-type="float">
            <text:p>0,947719029017857</text:p>
          </table:table-cell>
          <table:table-cell office:value-type="float" office:value="0.902067599356197" calcext:value-type="float">
            <text:p>0,902067599356197</text:p>
          </table:table-cell>
          <table:table-cell office:value-type="float" office:value="0.879385259092372" calcext:value-type="float">
            <text:p>0,879385259092372</text:p>
          </table:table-cell>
          <table:table-cell office:value-type="float" office:value="0.784734688016084" calcext:value-type="float">
            <text:p>0,784734688016084</text:p>
          </table:table-cell>
          <table:table-cell office:value-type="float" office:value="0.857815627330167" calcext:value-type="float">
            <text:p>0,857815627330167</text:p>
          </table:table-cell>
          <table:table-cell office:value-type="float" office:value="0.973398948513009" calcext:value-type="float">
            <text:p>0,97339894851300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142822265625" calcext:value-type="float">
            <text:p>0,90142822265625</text:p>
          </table:table-cell>
          <table:table-cell office:value-type="float" office:value="0.91842400448682" calcext:value-type="float">
            <text:p>0,91842400448682</text:p>
          </table:table-cell>
          <table:table-cell office:value-type="float" office:value="0.852812894658039" calcext:value-type="float">
            <text:p>0,852812894658039</text:p>
          </table:table-cell>
          <table:table-cell office:value-type="float" office:value="0.743394770292355" calcext:value-type="float">
            <text:p>0,743394770292355</text:p>
          </table:table-cell>
          <table:table-cell office:value-type="float" office:value="0.795951102145964" calcext:value-type="float">
            <text:p>0,795951102145964</text:p>
          </table:table-cell>
          <table:table-cell office:value-type="float" office:value="0.960443834051754" calcext:value-type="float">
            <text:p>0,96044383405175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901236397879464" calcext:value-type="float">
            <text:p>0,901236397879464</text:p>
          </table:table-cell>
          <table:table-cell office:value-type="float" office:value="0.781956469456469" calcext:value-type="float">
            <text:p>0,781956469456469</text:p>
          </table:table-cell>
          <table:table-cell office:value-type="float" office:value="0.821196861828916" calcext:value-type="float">
            <text:p>0,821196861828916</text:p>
          </table:table-cell>
          <table:table-cell office:value-type="float" office:value="0.696636134768868" calcext:value-type="float">
            <text:p>0,696636134768868</text:p>
          </table:table-cell>
          <table:table-cell office:value-type="float" office:value="0.864583679574539" calcext:value-type="float">
            <text:p>0,864583679574539</text:p>
          </table:table-cell>
          <table:table-cell office:value-type="float" office:value="0.91427017954446" calcext:value-type="float">
            <text:p>0,9142701795444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8226143973214" calcext:value-type="float">
            <text:p>0,878226143973214</text:p>
          </table:table-cell>
          <table:table-cell office:value-type="float" office:value="0.800626823062124" calcext:value-type="float">
            <text:p>0,800626823062124</text:p>
          </table:table-cell>
          <table:table-cell office:value-type="float" office:value="0.786999755978526" calcext:value-type="float">
            <text:p>0,786999755978526</text:p>
          </table:table-cell>
          <table:table-cell office:value-type="float" office:value="0.648804284959891" calcext:value-type="float">
            <text:p>0,648804284959891</text:p>
          </table:table-cell>
          <table:table-cell office:value-type="float" office:value="0.773828804510827" calcext:value-type="float">
            <text:p>0,773828804510827</text:p>
          </table:table-cell>
          <table:table-cell office:value-type="float" office:value="0.921016399085388" calcext:value-type="float">
            <text:p>0,92101639908538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904514857700893" calcext:value-type="float">
            <text:p>0,904514857700893</text:p>
          </table:table-cell>
          <table:table-cell office:value-type="float" office:value="0.749725106902871" calcext:value-type="float">
            <text:p>0,749725106902871</text:p>
          </table:table-cell>
          <table:table-cell office:value-type="float" office:value="0.817614043268991" calcext:value-type="float">
            <text:p>0,817614043268991</text:p>
          </table:table-cell>
          <table:table-cell office:value-type="float" office:value="0.691495055920219" calcext:value-type="float">
            <text:p>0,691495055920219</text:p>
          </table:table-cell>
          <table:table-cell office:value-type="float" office:value="0.899022085485112" calcext:value-type="float">
            <text:p>0,899022085485112</text:p>
          </table:table-cell>
          <table:table-cell office:value-type="float" office:value="0.906231046518281" calcext:value-type="float">
            <text:p>0,906231046518281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0145438058036" calcext:value-type="float">
            <text:p>0,890145438058036</text:p>
          </table:table-cell>
          <table:table-cell office:value-type="float" office:value="0.959900018813664" calcext:value-type="float">
            <text:p>0,959900018813664</text:p>
          </table:table-cell>
          <table:table-cell office:value-type="float" office:value="0.8500636684954" calcext:value-type="float">
            <text:p>0,8500636684954</text:p>
          </table:table-cell>
          <table:table-cell office:value-type="float" office:value="0.739226725172828" calcext:value-type="float">
            <text:p>0,739226725172828</text:p>
          </table:table-cell>
          <table:table-cell office:value-type="float" office:value="0.762782452693178" calcext:value-type="float">
            <text:p>0,762782452693178</text:p>
          </table:table-cell>
          <table:table-cell office:value-type="float" office:value="0.978015501134589" calcext:value-type="float">
            <text:p>0,97801550113458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4831194196429" calcext:value-type="float">
            <text:p>0,844831194196429</text:p>
          </table:table-cell>
          <table:table-cell office:value-type="float" office:value="0.913846898052969" calcext:value-type="float">
            <text:p>0,913846898052969</text:p>
          </table:table-cell>
          <table:table-cell office:value-type="float" office:value="0.809387116814121" calcext:value-type="float">
            <text:p>0,809387116814121</text:p>
          </table:table-cell>
          <table:table-cell office:value-type="float" office:value="0.679807121394771" calcext:value-type="float">
            <text:p>0,679807121394771</text:p>
          </table:table-cell>
          <table:table-cell office:value-type="float" office:value="0.726358690428129" calcext:value-type="float">
            <text:p>0,726358690428129</text:p>
          </table:table-cell>
          <table:table-cell office:value-type="float" office:value="0.943163504651274" calcext:value-type="float">
            <text:p>0,94316350465127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0392020089286" calcext:value-type="float">
            <text:p>0,830392020089286</text:p>
          </table:table-cell>
          <table:table-cell office:value-type="float" office:value="0.913345726346772" calcext:value-type="float">
            <text:p>0,913345726346772</text:p>
          </table:table-cell>
          <table:table-cell office:value-type="float" office:value="0.829047510238518" calcext:value-type="float">
            <text:p>0,829047510238518</text:p>
          </table:table-cell>
          <table:table-cell office:value-type="float" office:value="0.70801122802804" calcext:value-type="float">
            <text:p>0,70801122802804</text:p>
          </table:table-cell>
          <table:table-cell office:value-type="float" office:value="0.758995236869207" calcext:value-type="float">
            <text:p>0,758995236869207</text:p>
          </table:table-cell>
          <table:table-cell office:value-type="float" office:value="0.914833282582217" calcext:value-type="float">
            <text:p>0,91483328258221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58433314732143" calcext:value-type="float">
            <text:p>0,858433314732143</text:p>
          </table:table-cell>
          <table:table-cell office:value-type="float" office:value="0.701318936154794" calcext:value-type="float">
            <text:p>0,701318936154794</text:p>
          </table:table-cell>
          <table:table-cell office:value-type="float" office:value="0.704509882430022" calcext:value-type="float">
            <text:p>0,704509882430022</text:p>
          </table:table-cell>
          <table:table-cell office:value-type="float" office:value="0.543817257171757" calcext:value-type="float">
            <text:p>0,543817257171757</text:p>
          </table:table-cell>
          <table:table-cell office:value-type="float" office:value="0.70772999853737" calcext:value-type="float">
            <text:p>0,70772999853737</text:p>
          </table:table-cell>
          <table:table-cell office:value-type="float" office:value="0.905621708266544" calcext:value-type="float">
            <text:p>0,90562170826654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03111049107143" calcext:value-type="float">
            <text:p>0,903111049107143</text:p>
          </table:table-cell>
          <table:table-cell office:value-type="float" office:value="0.884544085274012" calcext:value-type="float">
            <text:p>0,884544085274012</text:p>
          </table:table-cell>
          <table:table-cell office:value-type="float" office:value="0.846068598659057" calcext:value-type="float">
            <text:p>0,846068598659057</text:p>
          </table:table-cell>
          <table:table-cell office:value-type="float" office:value="0.733205282112845" calcext:value-type="float">
            <text:p>0,733205282112845</text:p>
          </table:table-cell>
          <table:table-cell office:value-type="float" office:value="0.810800764655905" calcext:value-type="float">
            <text:p>0,810800764655905</text:p>
          </table:table-cell>
          <table:table-cell office:value-type="float" office:value="0.948249896136269" calcext:value-type="float">
            <text:p>0,948249896136269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58625139508929" calcext:value-type="float">
            <text:p>0,858625139508929</text:p>
          </table:table-cell>
          <table:table-cell office:value-type="float" office:value="0.757479003262303" calcext:value-type="float">
            <text:p>0,757479003262303</text:p>
          </table:table-cell>
          <table:table-cell office:value-type="float" office:value="0.729161794674774" calcext:value-type="float">
            <text:p>0,729161794674774</text:p>
          </table:table-cell>
          <table:table-cell office:value-type="float" office:value="0.573764458464774" calcext:value-type="float">
            <text:p>0,573764458464774</text:p>
          </table:table-cell>
          <table:table-cell office:value-type="float" office:value="0.702885482416591" calcext:value-type="float">
            <text:p>0,702885482416591</text:p>
          </table:table-cell>
          <table:table-cell office:value-type="float" office:value="0.916447462815056" calcext:value-type="float">
            <text:p>0,91644746281505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5453404017857" calcext:value-type="float">
            <text:p>0,875453404017857</text:p>
          </table:table-cell>
          <table:table-cell office:value-type="float" office:value="0.717105263157895" calcext:value-type="float">
            <text:p>0,717105263157895</text:p>
          </table:table-cell>
          <table:table-cell office:value-type="float" office:value="0.740526793823797" calcext:value-type="float">
            <text:p>0,740526793823797</text:p>
          </table:table-cell>
          <table:table-cell office:value-type="float" office:value="0.587965500331728" calcext:value-type="float">
            <text:p>0,587965500331728</text:p>
          </table:table-cell>
          <table:table-cell office:value-type="float" office:value="0.765529933148051" calcext:value-type="float">
            <text:p>0,765529933148051</text:p>
          </table:table-cell>
          <table:table-cell office:value-type="float" office:value="0.908689332515728" calcext:value-type="float">
            <text:p>0,90868933251572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05412946428571" calcext:value-type="float">
            <text:p>0,905412946428571</text:p>
          </table:table-cell>
          <table:table-cell office:value-type="float" office:value="0.703565768621236" calcext:value-type="float">
            <text:p>0,703565768621236</text:p>
          </table:table-cell>
          <table:table-cell office:value-type="float" office:value="0.766025364506945" calcext:value-type="float">
            <text:p>0,766025364506945</text:p>
          </table:table-cell>
          <table:table-cell office:value-type="float" office:value="0.620778857582325" calcext:value-type="float">
            <text:p>0,620778857582325</text:p>
          </table:table-cell>
          <table:table-cell office:value-type="float" office:value="0.840655178943382" calcext:value-type="float">
            <text:p>0,840655178943382</text:p>
          </table:table-cell>
          <table:table-cell office:value-type="float" office:value="0.920033346158779" calcext:value-type="float">
            <text:p>0,92003334615877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94792829241071" calcext:value-type="float">
            <text:p>0,894792829241071</text:p>
          </table:table-cell>
          <table:table-cell office:value-type="float" office:value="0.69718115241122" calcext:value-type="float">
            <text:p>0,69718115241122</text:p>
          </table:table-cell>
          <table:table-cell office:value-type="float" office:value="0.769864581346557" calcext:value-type="float">
            <text:p>0,769864581346557</text:p>
          </table:table-cell>
          <table:table-cell office:value-type="float" office:value="0.625837261225502" calcext:value-type="float">
            <text:p>0,625837261225502</text:p>
          </table:table-cell>
          <table:table-cell office:value-type="float" office:value="0.859466825653692" calcext:value-type="float">
            <text:p>0,859466825653692</text:p>
          </table:table-cell>
          <table:table-cell office:value-type="float" office:value="0.903887902111703" calcext:value-type="float">
            <text:p>0,9038879021117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81737481980097" calcext:value-type="float">
            <text:p>0,881737481980097</text:p>
          </table:table-cell>
          <table:table-cell table:style-name="ce9" table:formula="of:=AVERAGE([.D2:.D25])" office:value-type="float" office:value="0.854083307481155" calcext:value-type="float">
            <text:p>0,854083307481155</text:p>
          </table:table-cell>
          <table:table-cell table:style-name="ce9" table:formula="of:=AVERAGE([.E2:.E25])" office:value-type="float" office:value="0.813091857173959" calcext:value-type="float">
            <text:p>0,813091857173959</text:p>
          </table:table-cell>
          <table:table-cell table:style-name="ce9" table:formula="of:=AVERAGE([.F2:.F25])" office:value-type="float" office:value="0.688149352094943" calcext:value-type="float">
            <text:p>0,688149352094943</text:p>
          </table:table-cell>
          <table:table-cell table:style-name="ce9" table:formula="of:=AVERAGE([.G2:.G25])" office:value-type="float" office:value="0.785740608082226" calcext:value-type="float">
            <text:p>0,785740608082226</text:p>
          </table:table-cell>
          <table:table-cell table:style-name="ce9" table:formula="of:=AVERAGE([.H2:.H25])" office:value-type="float" office:value="0.938166018031679" calcext:value-type="float">
            <text:p>0,93816601803167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5811535063244" calcext:value-type="float">
            <text:p>0,895811535063244</text:p>
          </table:table-cell>
          <table:table-cell table:formula="of:=AVERAGE([.D8:.D13])" office:value-type="float" office:value="0.901107492204285" calcext:value-type="float">
            <text:p>0,901107492204285</text:p>
          </table:table-cell>
          <table:table-cell table:formula="of:=AVERAGE([.E8:.E13])" office:value-type="float" office:value="0.832637168175575" calcext:value-type="float">
            <text:p>0,832637168175575</text:p>
          </table:table-cell>
          <table:table-cell table:formula="of:=AVERAGE([.F8:.F13])" office:value-type="float" office:value="0.715677098533162" calcext:value-type="float">
            <text:p>0,715677098533162</text:p>
          </table:table-cell>
          <table:table-cell table:formula="of:=AVERAGE([.G8:.G13])" office:value-type="float" office:value="0.784025374140902" calcext:value-type="float">
            <text:p>0,784025374140902</text:p>
          </table:table-cell>
          <table:table-cell table:formula="of:=AVERAGE([.H8:.H13])" office:value-type="float" office:value="0.960426621316789" calcext:value-type="float">
            <text:p>0,96042662131678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3609270368304" calcext:value-type="float">
            <text:p>0,873609270368304</text:p>
          </table:table-cell>
          <table:table-cell table:formula="of:=AVERAGE([.D2:.D7])" office:value-type="float" office:value="0.918459862467615" calcext:value-type="float">
            <text:p>0,918459862467615</text:p>
          </table:table-cell>
          <table:table-cell table:formula="of:=AVERAGE([.E2:.E7])" office:value-type="float" office:value="0.841319265175991" calcext:value-type="float">
            <text:p>0,841319265175991</text:p>
          </table:table-cell>
          <table:table-cell table:formula="of:=AVERAGE([.F2:.F7])" office:value-type="float" office:value="0.728695448657685" calcext:value-type="float">
            <text:p>0,728695448657685</text:p>
          </table:table-cell>
          <table:table-cell table:formula="of:=AVERAGE([.G2:.G7])" office:value-type="float" office:value="0.780163869368672" calcext:value-type="float">
            <text:p>0,780163869368672</text:p>
          </table:table-cell>
          <table:table-cell table:formula="of:=AVERAGE([.H2:.H7])" office:value-type="float" office:value="0.945494190556548" calcext:value-type="float">
            <text:p>0,9454941905565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4891008649554" calcext:value-type="float">
            <text:p>0,874891008649554</text:p>
          </table:table-cell>
          <table:table-cell table:formula="of:=AVERAGE([.D14:.D19])" office:value-type="float" office:value="0.853233507105812" calcext:value-type="float">
            <text:p>0,853233507105812</text:p>
          </table:table-cell>
          <table:table-cell table:formula="of:=AVERAGE([.E14:.E19])" office:value-type="float" office:value="0.819051492770745" calcext:value-type="float">
            <text:p>0,819051492770745</text:p>
          </table:table-cell>
          <table:table-cell table:formula="of:=AVERAGE([.F14:.F19])" office:value-type="float" office:value="0.693996758374103" calcext:value-type="float">
            <text:p>0,693996758374103</text:p>
          </table:table-cell>
          <table:table-cell table:formula="of:=AVERAGE([.G14:.G19])" office:value-type="float" office:value="0.797595158260165" calcext:value-type="float">
            <text:p>0,797595158260165</text:p>
          </table:table-cell>
          <table:table-cell table:formula="of:=AVERAGE([.H14:.H19])" office:value-type="float" office:value="0.929588318919368" calcext:value-type="float">
            <text:p>0,92958831891936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82638113839286" calcext:value-type="float">
            <text:p>0,882638113839286</text:p>
          </table:table-cell>
          <table:table-cell table:formula="of:=AVERAGE([.D20:.D25])" office:value-type="float" office:value="0.74353236814691" calcext:value-type="float">
            <text:p>0,74353236814691</text:p>
          </table:table-cell>
          <table:table-cell table:formula="of:=AVERAGE([.E20:.E25])" office:value-type="float" office:value="0.759359502573525" calcext:value-type="float">
            <text:p>0,759359502573525</text:p>
          </table:table-cell>
          <table:table-cell table:formula="of:=AVERAGE([.F20:.F25])" office:value-type="float" office:value="0.614228102814822" calcext:value-type="float">
            <text:p>0,614228102814822</text:p>
          </table:table-cell>
          <table:table-cell table:formula="of:=AVERAGE([.G20:.G25])" office:value-type="float" office:value="0.781178030559165" calcext:value-type="float">
            <text:p>0,781178030559165</text:p>
          </table:table-cell>
          <table:table-cell table:formula="of:=AVERAGE([.H20:.H25])" office:value-type="float" office:value="0.917154941334013" calcext:value-type="float">
            <text:p>0,917154941334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7:51.726307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8:18.561757443</dc:date>
    <meta:editing-duration>PT1H2M44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